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e96c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0c33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de96c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0c33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9b74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0102f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15459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b5a76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cf3b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0c33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9b74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0102f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15459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30102f" officeooo:paragraph-rsid="0030102f" fo:background-color="#ffffff" style:font-size-asian="10pt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cf3bd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6e28a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22dc3" style:font-size-asian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3c400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8f68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8f68" style:font-size-asian="10pt" style:font-size-complex="10pt"/>
    </style:style>
    <style:style style:name="P5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52" style:family="paragraph" style:parent-style-name="Standard">
      <style:paragraph-properties fo:break-before="page"/>
      <style:text-properties fo:font-size="11pt" officeooo:rsid="001ae1e4" officeooo:paragraph-rsid="00322dc3" style:font-size-asian="11pt" style:font-size-complex="11pt"/>
    </style:style>
    <style:style style:name="P53" style:family="paragraph" style:parent-style-name="Standard">
      <style:paragraph-properties fo:break-before="page"/>
      <style:text-properties fo:font-size="11pt" officeooo:rsid="001ae1e4" officeooo:paragraph-rsid="00348f68" style:font-size-asian="11pt" style:font-size-complex="11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2dc3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8f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8660c" style:font-size-asian="10pt"/>
    </style:style>
    <style:style style:name="T9" style:family="text">
      <style:text-properties style:font-name="Monospace" fo:font-size="10pt" officeooo:rsid="00322dc3" style:font-size-asian="10pt"/>
    </style:style>
    <style:style style:name="T10" style:family="text">
      <style:text-properties style:font-name="Monospace" fo:font-size="10pt" officeooo:rsid="0033c400" style:font-size-asian="10pt"/>
    </style:style>
    <style:style style:name="T11" style:family="text">
      <style:text-properties style:font-name="Monospace" fo:font-size="10pt" officeooo:rsid="00348f68" style:font-size-asian="10pt"/>
    </style:style>
    <style:style style:name="T12" style:family="text">
      <style:text-properties style:font-name="Monospace" fo:font-size="10pt" fo:font-weight="bold" style:font-size-asian="10pt" style:font-weight-asian="bold" style:font-weight-complex="bold"/>
    </style:style>
    <style:style style:name="T13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4" style:family="text">
      <style:text-properties style:font-name="Monospace" fo:font-size="10pt" fo:font-weight="bold" officeooo:rsid="0020cd18" fo:background-color="#ffffff" loext:char-shading-value="0" style:font-size-asian="10pt" style:font-weight-asian="bold" style:font-weight-complex="bold"/>
    </style:style>
    <style:style style:name="T15" style:family="text">
      <style:text-properties style:font-name="Monospace" fo:font-size="10pt" fo:font-style="italic" style:font-size-asian="10pt" style:font-style-asian="italic" style:font-style-complex="italic"/>
    </style:style>
    <style:style style:name="T16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7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18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19" style:family="text">
      <style:text-properties style:font-name="Monospace" fo:font-size="10pt" fo:font-style="italic" fo:font-weight="bold" officeooo:rsid="0020cd18" fo:background-color="#ffffff" loext:char-shading-value="0" style:font-size-asian="10pt" style:font-style-asian="italic" style:font-weight-asian="bold" style:font-style-complex="italic" style:font-weight-complex="bold"/>
    </style:style>
    <style:style style:name="T20" style:family="text">
      <style:text-properties style:font-name="Monospace" fo:font-size="10pt" fo:font-style="italic" fo:font-weight="bold" officeooo:rsid="002e0c33" fo:background-color="#ffffff" loext:char-shading-value="0" style:font-size-asian="10pt" style:font-style-asian="italic" style:font-weight-asian="bold" style:font-style-complex="italic" style:font-weight-complex="bold"/>
    </style:style>
    <style:style style:name="T21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2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3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4" style:family="text">
      <style:text-properties style:font-name="Monospace" fo:font-size="10pt" fo:font-style="italic" fo:font-weight="normal" officeooo:rsid="002b5a76" fo:background-color="#ffffff" loext:char-shading-value="0" style:font-size-asian="10pt" style:font-style-asian="italic" style:font-weight-asian="normal" style:font-style-complex="italic" style:font-weight-complex="normal"/>
    </style:style>
    <style:style style:name="T25" style:family="text">
      <style:text-properties style:font-name="Monospace" fo:font-size="10pt" fo:font-style="italic" fo:font-weight="normal" officeooo:rsid="0028660c" fo:background-color="#ffffff" loext:char-shading-value="0" style:font-size-asian="10pt" style:font-style-asian="italic" style:font-weight-asian="normal" style:font-style-complex="italic" style:font-weight-complex="normal"/>
    </style:style>
    <style:style style:name="T26" style:family="text">
      <style:text-properties style:font-name="Monospace" fo:font-size="10pt" fo:font-style="italic" fo:font-weight="normal" officeooo:rsid="002cf3bd" fo:background-color="#ffffff" loext:char-shading-value="0" style:font-size-asian="10pt" style:font-style-asian="italic" style:font-weight-asian="normal" style:font-style-complex="italic" style:font-weight-complex="normal"/>
    </style:style>
    <style:style style:name="T27" style:family="text">
      <style:text-properties style:font-name="Monospace" fo:font-size="10pt" fo:font-style="italic" fo:font-weight="normal" officeooo:rsid="002e0c33" fo:background-color="#ffffff" loext:char-shading-value="0" style:font-size-asian="10pt" style:font-style-asian="italic" style:font-weight-asian="normal" style:font-style-complex="italic" style:font-weight-complex="normal"/>
    </style:style>
    <style:style style:name="T28" style:family="text">
      <style:text-properties style:font-name="Monospace" fo:font-size="10pt" fo:font-style="italic" fo:font-weight="normal" officeooo:rsid="002e9b74" fo:background-color="#ffffff" loext:char-shading-value="0" style:font-size-asian="10pt" style:font-style-asian="italic" style:font-weight-asian="normal" style:font-style-complex="italic" style:font-weight-complex="normal"/>
    </style:style>
    <style:style style:name="T29" style:family="text">
      <style:text-properties style:font-name="Monospace" fo:font-size="10pt" fo:font-style="italic" fo:font-weight="normal" officeooo:rsid="0030102f" fo:background-color="#ffffff" loext:char-shading-value="0" style:font-size-asian="10pt" style:font-style-asian="italic" style:font-weight-asian="normal" style:font-style-complex="italic" style:font-weight-complex="normal"/>
    </style:style>
    <style:style style:name="T30" style:family="text">
      <style:text-properties style:font-name="Monospace" fo:font-size="10pt" fo:font-style="italic" officeooo:rsid="0020cd18" fo:background-color="#ffffff" loext:char-shading-value="0" style:font-size-asian="10pt" style:font-style-asian="italic" style:font-style-complex="italic"/>
    </style:style>
    <style:style style:name="T31" style:family="text">
      <style:text-properties style:font-name="Monospace" fo:font-size="10pt" fo:font-style="italic" officeooo:rsid="00254fb3" fo:background-color="#ffffff" loext:char-shading-value="0" style:font-size-asian="10pt" style:font-style-asian="italic" style:font-style-complex="italic"/>
    </style:style>
    <style:style style:name="T32" style:family="text">
      <style:text-properties style:font-name="Monospace" fo:font-size="10pt" fo:background-color="#ffffff" loext:char-shading-value="0" style:font-size-asian="10pt"/>
    </style:style>
    <style:style style:name="T33" style:family="text">
      <style:text-properties style:font-name="Monospace" fo:font-size="10pt" officeooo:rsid="0020cd18" fo:background-color="#ffffff" loext:char-shading-value="0" style:font-size-asian="10pt"/>
    </style:style>
    <style:style style:name="T34" style:family="text">
      <style:text-properties style:font-name="Monospace" fo:font-size="10pt" officeooo:rsid="002e9b74" fo:background-color="#ffffff" loext:char-shading-value="0" style:font-size-asian="10pt"/>
    </style:style>
    <style:style style:name="T35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Ubuntu" fo:font-size="10pt" officeooo:rsid="0020cd18" style:font-size-asian="10pt"/>
    </style:style>
    <style:style style:name="T37" style:family="text">
      <style:text-properties style:font-name="Monospace1"/>
    </style:style>
    <style:style style:name="T38" style:family="text">
      <style:text-properties style:font-name="Monospace1" fo:font-size="10pt" officeooo:rsid="0020cd18" style:font-size-asian="10pt"/>
    </style:style>
    <style:style style:name="T39" style:family="text">
      <style:text-properties style:font-name="Monospace1" fo:font-size="10pt" officeooo:rsid="00254fb3" style:font-size-asian="10pt"/>
    </style:style>
    <style:style style:name="T40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41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42" style:family="text">
      <style:text-properties style:font-name="Monospace1" officeooo:rsid="002b5a76"/>
    </style:style>
    <style:style style:name="T43" style:family="text">
      <style:text-properties style:font-name="Monospace1" officeooo:rsid="002e0c33"/>
    </style:style>
    <style:style style:name="T44" style:family="text">
      <style:text-properties style:font-name="Monospace1" officeooo:rsid="002e9b74"/>
    </style:style>
    <style:style style:name="T45" style:family="text">
      <style:text-properties officeooo:rsid="002b5a76"/>
    </style:style>
    <style:style style:name="T46" style:family="text">
      <style:text-properties fo:font-size="10pt" officeooo:rsid="0030102f" style:font-size-asian="10pt" style:font-size-complex="10pt"/>
    </style:style>
    <style:style style:name="T47" style:family="text">
      <style:text-properties officeooo:rsid="002de96c"/>
    </style:style>
    <style:style style:name="T48" style:family="text">
      <style:text-properties officeooo:rsid="002e0c33"/>
    </style:style>
    <style:style style:name="T49" style:family="text">
      <style:text-properties fo:font-style="italic" fo:font-weight="normal" officeooo:rsid="0028660c" fo:background-color="#ffffff" loext:char-shading-value="0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2e0c33" fo:background-color="#ffffff" loext:char-shading-value="0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2de96c" fo:background-color="#ffffff" loext:char-shading-value="0" style:font-style-asian="italic" style:font-weight-asian="normal" style:font-style-complex="italic" style:font-weight-complex="normal"/>
    </style:style>
    <style:style style:name="T52" style:family="text">
      <style:text-properties fo:font-style="italic" officeooo:rsid="001ae1e4" style:font-style-asian="italic" style:font-size-complex="10pt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officeooo:rsid="00322dc3"/>
    </style:style>
    <style:style style:name="T55" style:family="text">
      <style:text-properties officeooo:rsid="0033c400"/>
    </style:style>
    <style:style style:name="T56" style:family="text">
      <style:text-properties officeooo:rsid="00348f68"/>
    </style:style>
    <style:style style:name="T57" style:family="text">
      <style:text-properties fo:font-size="11pt" officeooo:rsid="001ae1e4" style:font-size-asian="11pt" style:font-size-complex="11pt"/>
    </style:style>
    <style:style style:name="T58" style:family="text">
      <style:text-properties fo:font-size="11pt" fo:font-style="italic" officeooo:rsid="001ae1e4" style:font-size-asian="11pt" style:font-style-asian="italic" style:font-size-complex="11pt" style:font-style-complex="italic"/>
    </style:style>
    <style:style style:name="T59" style:family="text">
      <style:text-properties officeooo:rsid="001ae1e4" style:font-size-complex="10pt"/>
    </style:style>
    <style:style style:name="T60" style:family="text">
      <style:text-properties officeooo:rsid="00322dc3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2">service </text:span><text:span text:style-name="T2">: MoteurJeu</text:span></text:p>
      <text:p text:style-name="P5"><text:span text:style-name="T12">types</text:span><text:span text:style-name="T2"> : enum RESULTAT{GAGNE, PERDU},</text:span></text:p>
      <text:p text:style-name="P12">enum COMMANDE{RIEN, DEPLACER, ENTRERMINE, ENTRERHOTELVILLE}</text:p>
      <text:p text:style-name="P21">observators :</text:p>
      <text:p text:style-name="P5"><text:span text:style-name="T2"><text:tab/></text:span><text:span text:style-name="T12">const</text:span><text:span text:style-name="T2"> largeurTerrain : [MoteurJeu] → int</text:span></text:p>
      <text:p text:style-name="P5"><text:span text:style-name="T2"><text:tab/></text:span><text:span text:style-name="T12">const</text:span><text:span text:style-name="T2"> hauteurTerrain : [MoteurJeu] → int</text:span></text:p>
      <text:p text:style-name="P5"><text:span text:style-name="T2"><text:tab/></text:span><text:span text:style-name="T12">const</text:span><text:span text:style-name="T2"> maxPasJeu : [MoteurJeu] → int</text:span></text:p>
      <text:p text:style-name="P12"><text:tab/>pasJeuCourant : [MoteurJeu] → int</text:p>
      <text:p text:style-name="P12"><text:tab/>estFini : [MoteurJeu] → boolean</text:p>
      <text:p text:style-name="P12"><text:tab/>resultatFinal : [MoteurJeu] → RESULTAT</text:p>
      <text:p text:style-name="P12"><text:tab/><text:tab/>pre resultatFinal(M) require estFini(M)</text:p>
      <text:p text:style-name="P5"><text:span text:style-name="T2"><text:tab/></text:span><text:span text:style-name="T12">const</text:span><text:span text:style-name="T2"> </text:span><text:span text:style-name="T15">numeroesVillageois</text:span><text:span text:style-name="T2"> : </text:span><text:span text:style-name="T15">[MoteurJeu] → Set&lt;int&gt;</text:span></text:p>
      <text:p text:style-name="P12"><text:tab/>getVillageois : [MoteurJeu] × int → Villageois</text:p>
      <text:p text:style-name="P12"><text:tab/><text:tab/>pre getVillageois(M,num) require num ∈ numeroesVillageois(M,num)</text:p>
      <text:p text:style-name="P5"><text:span text:style-name="T2"><text:tab/></text:span><text:span text:style-name="T15">positionVillageoisX</text:span><text:span text:style-name="T2"> : </text:span><text:span text:style-name="T15">[MoteurJeu] × int → int</text:span></text:p>
      <text:p text:style-name="P7"><text:span text:style-name="T2"><text:tab/><text:tab/></text:span><text:span text:style-name="T18">pre</text:span><text:span text:style-name="T2"> positionVillageoisX(M,num) </text:span><text:span text:style-name="T18">require </text:span></text:p>
      <text:p text:style-name="P13"><text:tab/><text:tab/><text:tab/>num ∈ numeroesVillageois(M,num)</text:p>
      <text:p text:style-name="P5"><text:span text:style-name="T2"><text:tab/></text:span><text:span text:style-name="T15">positionVillageoisY</text:span><text:span text:style-name="T2"> : </text:span><text:span text:style-name="T15">[MoteurJeu] × int → int</text:span></text:p>
      <text:p text:style-name="P7"><text:span text:style-name="T2"><text:tab/><text:tab/></text:span><text:span text:style-name="T12">pre</text:span><text:span text:style-name="T2"> positionVillageoisY(M,num) </text:span><text:span text:style-name="T12">require</text:span><text:span text:style-name="T2"> </text:span></text:p>
      <text:p text:style-name="P13"><text:tab/><text:tab/><text:tab/>num ∈ numeroesVillageois(M,num)</text:p>
      <text:p text:style-name="P5"><text:span text:style-name="T2"><text:tab/></text:span><text:span text:style-name="T12">const</text:span><text:span text:style-name="T2"> </text:span><text:span text:style-name="T15">numeroesMine</text:span><text:span text:style-name="T2"> : </text:span><text:span text:style-name="T15">[MoteurJeu] → Set&lt;int&gt;</text:span></text:p>
      <text:p text:style-name="P12"><text:tab/>getMine : [MoteurJeu] × int → Mine</text:p>
      <text:p text:style-name="P7"><text:span text:style-name="T2"><text:tab/><text:tab/></text:span><text:span text:style-name="T12">pre</text:span><text:span text:style-name="T2"> getMine(M,num) </text:span><text:span text:style-name="T12">require</text:span><text:span text:style-name="T2"> </text:span></text:p>
      <text:p text:style-name="P7"><text:span text:style-name="T4"><text:tab/><text:tab/><text:tab/></text:span><text:span text:style-name="T2">num ∈ numeroesMine(M,num)</text:span></text:p>
      <text:p text:style-name="P5"><text:span text:style-name="T2"><text:tab/></text:span><text:span text:style-name="T12">const</text:span><text:span text:style-name="T2"> positionMineX : [MoteurJeu] × int → int</text:span></text:p>
      <text:p text:style-name="P12"><text:tab/><text:tab/>pre positionMineX(M,num) require num ∈ numeroesMine(M,num)</text:p>
      <text:p text:style-name="P5"><text:span text:style-name="T2"><text:tab/></text:span><text:span text:style-name="T12">const</text:span><text:span text:style-name="T2"> positionMineY : [MoteurJeu] × int → int</text:span></text:p>
      <text:p text:style-name="P12"><text:tab/><text:tab/>pre positionMineY(M,num) require num ∈ numeroesMine(M,num)</text:p>
      <text:p text:style-name="P12"><text:tab/>hotelDeVille : [MoteurJeu] → HôtelVille</text:p>
      <text:p text:style-name="P5"><text:span text:style-name="T2"><text:tab/></text:span><text:span text:style-name="T12">const</text:span><text:span text:style-name="T2"> positionHotelVilleX : [MoteurJeu] → int</text:span></text:p>
      <text:p text:style-name="P5"><text:span text:style-name="T2"><text:tab/></text:span><text:span text:style-name="T12">const</text:span><text:span text:style-name="T2"> positionHotelVilleY : [MoteurJeu] → int</text:span></text:p>
      <text:p text:style-name="P5"><text:span text:style-name="T2"><text:tab/></text:span><text:span text:style-name="T15">peutEntrer</text:span><text:span text:style-name="T2"> : [MoteurJeu] × int × int → boolean</text:span></text:p>
      <text:p text:style-name="P6"><text:span text:style-name="T2"><text:tab/><text:tab/></text:span><text:span text:style-name="T18">pre</text:span><text:span text:style-name="T2"> peutEntrer(M,numVillageois,numMine) </text:span><text:span text:style-name="T18">require</text:span><text:span text:style-name="T2"> </text:span></text:p>
      <text:p text:style-name="P14"><text:tab/><text:tab/><text:tab/>numVillageois ∈ numeroesVillageois(M,numVillageois) ∧ </text:p>
      <text:p text:style-name="P12"><text:tab/><text:tab/><text:tab/>numMine ∈ numeroesMine(M,numMine)</text:p>
      <text:p text:style-name="P5"><text:span text:style-name="T2"><text:tab/></text:span><text:span text:style-name="T15">peutEntrerHotelVille</text:span><text:span text:style-name="T2"> : </text:span><text:span text:style-name="T15">[MoteurJeu]</text:span><text:span text:style-name="T2"> × </text:span><text:span text:style-name="T15">int</text:span><text:span text:style-name="T2"> → </text:span><text:span text:style-name="T15">boolean</text:span></text:p>
      <text:p text:style-name="P6"><text:span text:style-name="T2"><text:tab/><text:tab/></text:span><text:span text:style-name="T18">pre</text:span><text:span text:style-name="T2"> peutEntrerHotelVille(M,numVillageois) </text:span><text:span text:style-name="T18">require</text:span><text:span text:style-name="T2"> </text:span></text:p>
      <text:p text:style-name="P14"><text:tab/><text:tab/><text:tab/>numVillageois ∈ numeroesVillageois(M,numVillageois)</text:p>
      <text:p text:style-name="P5"><text:span text:style-name="T12">Constructors</text:span><text:span text:style-name="T2"> :</text:span></text:p>
      <text:p text:style-name="P12"><text:tab/>init : int × int × int → [MoteurJeu]</text:p>
      <text:p text:style-name="P12"><text:tab/><text:tab/>pre init(largeur,hauteur,maxPas) require largeur≥ 600 ∧ hauteur≥ 400 ∧ maxPas≥ 0</text:p>
      <text:p text:style-name="P12">Operators :</text:p>
      <text:p text:style-name="P12"><text:tab/>pasJeu : [MoteurJeu] × COMMANDE × int × int → [MoteurJeu]</text:p>
      <text:p text:style-name="P12"><text:tab/><text:tab/>pre pasJeu(M,commmand,numVillgeois,argument) require</text:p>
      <text:p text:style-name="P12"><text:tab/><text:tab/><text:tab/><text:tab/><text:tab/><text:tab/>¬estFini(M)</text:p>
      <text:p text:style-name="P12"><text:tab/><text:tab/><text:tab/><text:tab/><text:tab/><text:tab/>command=DEPLACER ⇒ 0 ≤argument≤ 360</text:p>
      <text:p text:style-name="P12"><text:tab/><text:tab/><text:tab/><text:tab/><text:tab/><text:tab/>command=ENTRERMINE ⇒</text:p>
      <text:p text:style-name="P12"><text:tab/><text:tab/><text:tab/><text:tab/><text:tab/><text:tab/><text:tab/><text:tab/>argument∈numeroesMines(M)</text:p>
      <text:p text:style-name="P12"><text:tab/><text:tab/><text:tab/><text:tab/><text:tab/><text:tab/><text:tab/><text:tab/>peutEntrer(M,numVillageois,argument)</text:p>
      <text:p text:style-name="P12"><text:tab/><text:tab/><text:tab/><text:tab/><text:tab/><text:tab/>command=ENTRERHOTELVILLE ⇒peutEntrerHotelVille(M,numVillageois)</text:p>
      <text:p text:style-name="P12">Observations :</text:p>
      <text:p text:style-name="P14"><text:tab/></text:p>
      <text:p text:style-name="P6"/>
      <text:p text:style-name="P35"><text:tab/>[invariants]</text:p>
      <text:p text:style-name="P12"><text:tab/>0 ≤ pasJeuCourant(M) ≤ maxPasJeu(M)</text:p>
      <text:p text:style-name="P12"><text:tab/>estFini(M) min = HotelVille::orRestant(hotelDeVille(M)) ≥ 1664 ∨ pasJeuCourant(M)=maxPasJeu(M))</text:p>
      <text:p text:style-name="P12"><text:tab/>resultatFinal(M)=GAGNE ⇔ HotelVille::orRestant(hotelDeVille(M)) ≥ 1664</text:p>
      <text:p text:style-name="P12"><text:tab/>peutEntrer(M,numVillageois,numMine) min = distance(positionVillageoisX(M,numVillageois),positionVillageoisY(M,numVillageois),</text:p>
      <text:p text:style-name="P12"><text:tab/>positionMineX(M,numMine),positionMineY(M,numMine)) ≤ 51</text:p>
      <text:p text:style-name="P12"><text:tab/>peutEntrerHotelVille(M,numVillageois) min = distance(positionVillageoisX(M,numVillageois),positionVillageoisY(M,numVillageois),</text:p>
      <text:p text:style-name="P12"><text:tab/>positionHotelVilleX(M),positionHotelVilleY(M)) ≤ 51</text:p>
      <text:p text:style-name="P12"/>
      <text:p text:style-name="Operation"><text:span text:style-name="T2"><text:tab/></text:span><text:span text:style-name="T35">[init]</text:span></text:p>
      <text:p text:style-name="P12"><text:tab/>maxPasJeu(init(l,h,m))=m</text:p>
      <text:p text:style-name="P12"><text:tab/>pasJeuCourant(init(l,h,m))=0</text:p>
      <text:p text:style-name="P20"><text:tab/>largeurTerrain(init(l,h,m))=l</text:p>
      <text:p text:style-name="P20"><text:tab/>hauteurTerrain(init(l,h,m))=h</text:p>
      <text:p text:style-name="P20"><text:tab/>estFini(init(l,h,m))=False</text:p>
      <text:p text:style-name="P20"><text:tab/></text:p>
      <text:p text:style-name="P20"><text:tab/>// Initialisation Hotel de ville</text:p>
      <text:p text:style-name="P34"><text:span text:style-name="T2"><text:tab/>positionHotelVilleX( init(l,h,m) ) </text:span><text:span text:style-name="T23">&lt;= 51</text:span><text:span text:style-name="T32"> </text:span></text:p>
      <text:p text:style-name="P22"><text:tab/><text:span text:style-name="T2">positionHotelVille</text:span><text:span text:style-name="T3">Y( init(l,h,m) ) </text:span><text:span text:style-name="T21">&lt;= 51</text:span><text:span text:style-name="T3"> </text:span></text:p>
      <text:p text:style-name="P23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23"/>
      <text:p text:style-name="P23"><text:span text:style-name="T3"><text:tab/>// </text:span><text:span text:style-name="T4">Initialisation Villageois</text:span></text:p>
      <text:p text:style-name="P24"><text:span text:style-name="T4"><text:tab/></text:span><text:span text:style-name="T13">\forall</text:span><text:span text:style-name="T4"> </text:span><text:span text:style-name="T16">numV</text:span><text:span text:style-name="T4"> </text:span><text:span text:style-name="T13">\in</text:span><text:span text:style-name="T4"> </text:span><text:span text:style-name="T21">numeroesVillageois:</text:span></text:p>
      <text:p text:style-name="P24"><text:span text:style-name="T21"><text:tab/><text:tab/> <text:s/>positionVillageoisY(M, numV) - </text:span><text:span text:style-name="T3">positionHotelVilleY</text:span><text:span text:style-name="T21">(M) &lt;= 51</text:span></text:p>
      <text:p text:style-name="P24"><text:span text:style-name="T3"><text:tab/> <text:s text:c="4"/><text:tab/></text:span><text:span text:style-name="T38">Ʌ</text:span><text:span text:style-name="T36"> <text:s/></text:span><text:span text:style-name="T21">positionVillageoisX(M, numV) - </text:span><text:span text:style-name="T3">positionHotelVille</text:span><text:span text:style-name="T4">X</text:span><text:span text:style-name="T21">(M) &lt;= 51</text:span></text:p>
      <text:p text:style-name="P24"><text:span text:style-name="T3"><text:s text:c="5"/><text:tab/> <text:s text:c="4"/><text:tab/></text:span><text:span text:style-name="T38">Ʌ </text:span><text:span text:style-name="T40">Villageois::</text:span><text:span text:style-name="T15">pointsDeVie</text:span><text:span text:style-name="T4">( getVillageois(M, numV) ) = 100</text:span></text:p>
      <text:p text:style-name="P24"><text:span text:style-name="T2"><text:tab/> <text:s text:c="3"/><text:tab/></text:span><text:span text:style-name="T38">Ʌ</text:span><text:span text:style-name="T2"> </text:span><text:span text:style-name="T40">Villageois::</text:span><text:span text:style-name="T16">quantiteOr</text:span><text:span text:style-name="T4">( getVillageois(M, numV) ) = 0</text:span></text:p>
      <text:p text:style-name="P25"><text:span text:style-name="T40"><text:tab/> <text:tab/></text:span><text:span text:style-name="T41">Ʌ</text:span><text:span text:style-name="T40"> Villageois::</text:span><text:span text:style-name="T2">estMort</text:span><text:span text:style-name="T4">( getVillageois(M, numV) ) = </text:span><text:span text:style-name="T7">False</text:span></text:p>
      <text:p text:style-name="P25"/>
      <text:p text:style-name="P26"><text:span text:style-name="T7"><text:tab/></text:span><text:span text:style-name="T3">// </text:span><text:span text:style-name="T4">Initialisation </text:span><text:span text:style-name="T5">Mines</text:span></text:p>
      <text:p text:style-name="P26"><text:span text:style-name="T4"><text:tab/></text:span><text:span text:style-name="T13">\forall</text:span><text:span text:style-name="T4"> </text:span><text:span text:style-name="T16">num</text:span><text:span text:style-name="T17">M</text:span><text:span text:style-name="T4"> </text:span><text:span text:style-name="T13">\in</text:span><text:span text:style-name="T4"> </text:span><text:span text:style-name="T16">numeroesMine</text:span><text:span text:style-name="T21">:</text:span></text:p>
      <text:p text:style-name="P26"><text:span text:style-name="T21"><text:tab/><text:tab/> <text:s/>position</text:span><text:span text:style-name="T22">Mine</text:span><text:span text:style-name="T21">Y(M, num</text:span><text:span text:style-name="T22">M</text:span><text:span text:style-name="T21">) &lt;= </text:span><text:span text:style-name="T22">largeurTerrain</text:span></text:p>
      <text:p text:style-name="P26"><text:span text:style-name="T3"><text:tab/> <text:s text:c="4"/><text:tab/></text:span><text:span text:style-name="T38">Ʌ</text:span><text:span text:style-name="T36"> <text:s/></text:span><text:span text:style-name="T21">position</text:span><text:span text:style-name="T22">Mine</text:span><text:span text:style-name="T21">X(M, num</text:span><text:span text:style-name="T22">M</text:span><text:span text:style-name="T21">) &lt;= </text:span><text:span text:style-name="T22">hauteurTerrain</text:span></text:p>
      <text:p text:style-name="P26"><text:span text:style-name="T3"><text:s text:c="5"/><text:tab/> <text:s text:c="4"/><text:tab/></text:span><text:span text:style-name="T38">Ʌ </text:span><text:span text:style-name="T39">Mine</text:span><text:span text:style-name="T40">::</text:span><text:span text:style-name="T17">estAbandonne</text:span><text:span text:style-name="T4">( getVillageois(M, numV) ) = </text:span><text:span text:style-name="T6">True</text:span></text:p>
      <text:p text:style-name="P11"/>
      <text:p text:style-name="P12"/>
      <text:p text:style-name="Operation"><text:span text:style-name="T2"><text:tab/></text:span><text:span text:style-name="T12">[pasJeu]</text:span></text:p>
      <text:p text:style-name="P12"><text:tab/>pasJeuCourant(pasJeu(M,c,numVillageois,arg))=pasJeuCourant(M)+1</text:p>
      <text:p text:style-name="P5"/>
      <text:p text:style-name="P5"><text:tab/><text:span text:style-name="T37">// </text:span><text:span text:style-name="T42">Commande DEPLACER</text:span></text:p>
      <text:p text:style-name="P27"><text:tab/><text:span text:style-name="T45">si c = DEPLACER</text:span><text:tab/></text:p>
      <text:p text:style-name="P27"/>
      <text:p text:style-name="P27"><text:tab/>// <text:span text:style-name="T45">Mines</text:span></text:p>
      <text:p text:style-name="P28"><text:tab/><text:span text:style-name="T14">\forall</text:span><text:span text:style-name="T33"> </text:span><text:span text:style-name="T30">num</text:span><text:span text:style-name="T31">M</text:span><text:span text:style-name="T33"> </text:span><text:span text:style-name="T14">\in</text:span><text:span text:style-name="T33"> </text:span><text:span text:style-name="T30">numeroesMine</text:span><text:span text:style-name="T23">:</text:span></text:p>
      <text:p text:style-name="P28"><text:span text:style-name="T23"><text:tab/><text:tab/></text:span><text:span text:style-name="T24">getMine( <text:s/>pasJeu(M,c,numVillageois,arg), numM ) = getMine( <text:s/>M, numM )</text:span></text:p>
      <text:p text:style-name="P28"/>
      <text:p text:style-name="P28"><text:span text:style-name="T24"><text:tab/>// </text:span><text:span text:style-name="T25">Villageois</text:span></text:p>
      <text:p text:style-name="P29"><text:span text:style-name="T25"><text:tab/></text:span><text:span text:style-name="T19">\forall</text:span><text:span text:style-name="T23"> num</text:span><text:span text:style-name="T26">V</text:span><text:span text:style-name="T23"> </text:span><text:span text:style-name="T19">\in</text:span><text:span text:style-name="T23"> numeroes</text:span><text:span text:style-name="T26">Villageois</text:span><text:span text:style-name="T23">:</text:span></text:p>
      <text:p text:style-name="P37"><text:tab/><text:tab/>getVillageois( pasJeu(M,c,numVillageois,arg), numV) =</text:p>
      <text:p text:style-name="P29"><text:span text:style-name="T25"><text:tab/><text:tab/><text:tab/>getVillageois( </text:span><text:span text:style-name="T26">M</text:span><text:span text:style-name="T25">, numV) </text:span><text:span text:style-name="T26">si <text:s/></text:span><text:span text:style-name="T25">numVillageois !</text:span><text:span text:style-name="T26">= numV</text:span></text:p>
      <text:p text:style-name="P40"><text:tab/><text:tab/></text:p>
      <text:p text:style-name="P44"><text:tab/><text:tab/><text:tab/>positionVillageoisX(pasJeu(M,c,numVillageois,arg), numVillageois) = cos(arg) * <text:s/>Villageois::vitesse(getVillageois(M,numVillageois))</text:p>
      <text:p text:style-name="P40"><text:tab/><text:tab/><text:tab/>positionVillageoisY(pasJeu(M,c,numVillageois,arg), numVillageois) = sin(arg) * <text:s/>Villageois::vitesse(getVillageois(M,numVillageois))</text:p>
      <text:p text:style-name="P40"><text:tab/><text:tab/><text:tab/></text:p>
      <text:p text:style-name="P5"/>
      <text:p text:style-name="P9"><text:span text:style-name="T2"><text:tab/></text:span><text:span text:style-name="T6">// </text:span><text:span text:style-name="T8">HotelDeVille</text:span></text:p>
      <text:p text:style-name="P15"><text:tab/>get<text:span text:style-name="T47">HotelDeVille</text:span>(pasJeu(M,c,numVillageois,arg)) = <text:s/>get<text:span text:style-name="T47">HotelDeVille(M)</text:span></text:p>
      <text:p text:style-name="P46"><text:tab/></text:p>
      <text:p text:style-name="P8"/>
      <text:p text:style-name="P10"><text:soft-page-break/><text:tab/><text:span text:style-name="T37">// </text:span><text:span text:style-name="T42">Commande </text:span><text:span text:style-name="T43">ENTRERHOTELVILLE</text:span><text:tab/></text:p>
      <text:p text:style-name="P33"><text:tab/><text:span text:style-name="T45">si c = ENTRERHOTELVILLE<text:tab/></text:span><text:tab/></text:p>
      <text:p text:style-name="P10"><text:tab/><text:span text:style-name="T37">// </text:span><text:span text:style-name="T42">Mines</text:span></text:p>
      <text:p text:style-name="P30"><text:tab/><text:span text:style-name="T14">\forall</text:span><text:span text:style-name="T33"> </text:span><text:span text:style-name="T30">num</text:span><text:span text:style-name="T31">M</text:span><text:span text:style-name="T33"> </text:span><text:span text:style-name="T14">\in</text:span><text:span text:style-name="T33"> </text:span><text:span text:style-name="T30">numeroesMine</text:span><text:span text:style-name="T23">:</text:span></text:p>
      <text:p text:style-name="P30"><text:span text:style-name="T23"><text:tab/><text:tab/></text:span><text:span text:style-name="T24">getMine( <text:s/>pasJeu(M,c,numVillageois,arg), numM ) = getMine( <text:s/>M, numM )</text:span></text:p>
      <text:p text:style-name="P30"/>
      <text:p text:style-name="P30"><text:span text:style-name="T24"><text:tab/>// </text:span><text:span text:style-name="T25">Villageois</text:span></text:p>
      <text:p text:style-name="P30"><text:span text:style-name="T25"><text:tab/></text:span><text:span text:style-name="T19">\forall</text:span><text:span text:style-name="T23"> num</text:span><text:span text:style-name="T26">V</text:span><text:span text:style-name="T23"> </text:span><text:span text:style-name="T19">\in</text:span><text:span text:style-name="T23"> </text:span><text:span text:style-name="T27">(</text:span><text:span text:style-name="T23">numeroes</text:span><text:span text:style-name="T26">Villageois </text:span><text:span text:style-name="T20">\minus</text:span><text:span text:style-name="T27"> </text:span><text:span text:style-name="T25">numVillageois</text:span><text:span text:style-name="T27">)</text:span><text:span text:style-name="T23">:</text:span></text:p>
      <text:p text:style-name="P38"><text:tab/><text:tab/>getVillageois( pasJeu(M,c,numVillageois,arg), numV) =</text:p>
      <text:p text:style-name="P38"><text:tab/><text:tab/><text:tab/></text:p>
      <text:p text:style-name="P30"><text:span text:style-name="T25"><text:tab/>Villageois::quantiteOr(getVillageois(</text:span><text:span text:style-name="T27">pasJeu(M,c,numVillageois,arg)</text:span><text:span text:style-name="T25">,numVillageois))) </text:span><text:span text:style-name="T27"><text:s/>= 0</text:span></text:p>
      <text:p text:style-name="P41"><text:tab/><text:tab/><text:tab/></text:p>
      <text:p text:style-name="P38"><text:tab/>// HotelDeVille</text:p>
      <text:p text:style-name="P16"><text:s text:c="4"/><text:tab/>HotelVille::<text:span text:style-name="T48">quantiteOr( getHotelDeVille( pasJeu(M,c,numVillageois,arg) ) </text:span><text:span text:style-name="T49"><text:s/></text:span><text:span text:style-name="T50">) = </text:span></text:p>
      <text:p text:style-name="P16"><text:span text:style-name="T50"><text:tab/><text:tab/></text:span> HotelVille::<text:span text:style-name="T48">quantiteOr( getHotelDeVille( M )</text:span><text:span text:style-name="T50">) +</text:span></text:p>
      <text:p text:style-name="P17"><text:s text:c="21"/><text:span text:style-name="T49">Villageois::quantiteOr(getVillageois(M,numVillageois)))</text:span> </text:p>
      <text:p text:style-name="P17"/>
      <text:p text:style-name="P19"><text:tab/><text:span text:style-name="T37">// </text:span><text:span text:style-name="T42">Commande </text:span><text:span text:style-name="T44">ENTRERMINE</text:span> <text:s text:c="4"/></text:p>
      <text:p text:style-name="P19"><text:span text:style-name="T42"><text:tab/>si c = ENTRER</text:span><text:span text:style-name="T44">MINE</text:span><text:span text:style-name="T37"><text:tab/></text:span> <text:s text:c="8"/></text:p>
      <text:p text:style-name="P17"><text:tab/><text:span text:style-name="T37">// </text:span><text:span text:style-name="T42">Mines</text:span></text:p>
      <text:p text:style-name="P31"><text:tab/><text:span text:style-name="T14">\forall</text:span><text:span text:style-name="T33"> </text:span><text:span text:style-name="T30">num</text:span><text:span text:style-name="T31">M</text:span><text:span text:style-name="T33"> </text:span><text:span text:style-name="T14">\in</text:span><text:span text:style-name="T33"> </text:span><text:span text:style-name="T34">( </text:span><text:span text:style-name="T30">numeroesMine </text:span><text:span text:style-name="T20">\minus</text:span><text:span text:style-name="T27"> </text:span><text:span text:style-name="T28">arg )</text:span><text:span text:style-name="T23">:</text:span></text:p>
      <text:p text:style-name="P31"><text:span text:style-name="T23"><text:tab/><text:tab/></text:span><text:span text:style-name="T24">getMine( <text:s/>pasJeu(M,c,numVillageois,arg), numM ) = getMine( <text:s/>M, numM )</text:span></text:p>
      <text:p text:style-name="P31"><text:tab/></text:p>
      <text:p text:style-name="P32"><text:tab/><text:span text:style-name="T46">Mine::quatiteOr(</text:span><text:span text:style-name="T24">getMine( <text:s/>pasJeu(M,c,numVillageois,arg), </text:span><text:span text:style-name="T29">arg</text:span><text:span text:style-name="T24"> )</text:span><text:span text:style-name="T29">) = </text:span></text:p>
      <text:p text:style-name="P32"><text:tab/><text:tab/><text:span text:style-name="T46">Mine::quatiteOr ( </text:span><text:span text:style-name="T24">getMine( </text:span><text:span text:style-name="T29">M , arg</text:span><text:span text:style-name="T24">)</text:span><text:span text:style-name="T29">)</text:span><text:span text:style-name="T24">-</text:span><text:span text:style-name="T29">1</text:span></text:p>
      <text:p text:style-name="P43"/>
      <text:p text:style-name="P31"><text:span text:style-name="T24"><text:tab/>// </text:span><text:span text:style-name="T25">Villageois</text:span></text:p>
      <text:p text:style-name="P31"><text:span text:style-name="T25"><text:tab/></text:span><text:span text:style-name="T19">\forall</text:span><text:span text:style-name="T23"> num</text:span><text:span text:style-name="T26">V</text:span><text:span text:style-name="T23"> </text:span><text:span text:style-name="T19">\in</text:span><text:span text:style-name="T23"> </text:span><text:span text:style-name="T27">(</text:span><text:span text:style-name="T23">numeroes</text:span><text:span text:style-name="T26">Villageois </text:span><text:span text:style-name="T20">\minus</text:span><text:span text:style-name="T27"> </text:span><text:span text:style-name="T25">numVillageois</text:span><text:span text:style-name="T27">)</text:span><text:span text:style-name="T23">:</text:span></text:p>
      <text:p text:style-name="P39"><text:tab/><text:tab/>getVillageois( pasJeu(M,c,numVillageois,arg), numV) =</text:p>
      <text:p text:style-name="P39"><text:tab/><text:tab/><text:tab/></text:p>
      <text:p text:style-name="P32"><text:span text:style-name="T25"><text:tab/>Villageois::quantiteOr(getVillageois(</text:span><text:span text:style-name="T27">pasJeu(M,c,numVillageois,arg)</text:span><text:span text:style-name="T25">,numVillageois))) </text:span><text:span text:style-name="T27"><text:s/>= </text:span><text:span text:style-name="T25">Villageois::quantiteOr(getVillageois(</text:span><text:span text:style-name="T27">M</text:span><text:span text:style-name="T25">,numVillageois)))</text:span><text:span text:style-name="T29">+1</text:span></text:p>
      <text:p text:style-name="P42"><text:tab/><text:tab/><text:tab/></text:p>
      <text:p text:style-name="P31"><text:span text:style-name="T25"><text:tab/>// HotelDeVill</text:span><text:span text:style-name="T29">e</text:span></text:p>
      <text:p text:style-name="P18"><text:span text:style-name="T50"><text:tab/>get</text:span><text:span text:style-name="T51">HotelDeVille</text:span><text:span text:style-name="T50">(pasJeu(M,c,numVillageois,arg)) = <text:s/>get</text:span><text:span text:style-name="T51">HotelDeVille(M)</text:span></text:p>
      <text:p text:style-name="P12"><text:s/></text:p>
      <text:p text:style-name="P5"/>
      <text:p text:style-name="P36"><text:s text:c="4"/><text:tab/><text:tab/><text:tab/><text:tab/><text:tab/><text:tab/></text:p>
      <text:p text:style-name="P1"><text:span text:style-name="T12">service</text:span><text:span text:style-name="T2"> : Mine</text:span></text:p>
      <text:p text:style-name="P12">observators :</text:p>
      <text:p text:style-name="P12"><text:tab/>const largeur : [Mine] → int</text:p>
      <text:p text:style-name="P12"><text:tab/>const hauteur : [Mine] → int</text:p>
      <text:p text:style-name="P12"><text:tab/>orRestant : [Mine] → int</text:p>
      <text:p text:style-name="P12"><text:tab/>estAbandonnee : [Mine] → boolean</text:p>
      <text:p text:style-name="P12"><text:tab/>estLaminee : [Mine] → boolean</text:p>
      <text:p text:style-name="P12"><text:tab/>abandonCompteur : [Mine] → int</text:p>
      <text:p text:style-name="P12"><text:tab/></text:p>
      <text:p text:style-name="P12">Constructors :</text:p>
      <text:p text:style-name="P12"><text:tab/>init : int × int → [Mine]</text:p>
      <text:p text:style-name="P12"><text:tab/><text:tab/>pre init(largeur,hauteur) require largeur%2=1 ∧ hauteur%2=1</text:p>
      <text:p text:style-name="P12"><text:tab/><text:tab/></text:p>
      <text:p text:style-name="P12">Operators :</text:p>
      <text:p text:style-name="P12"><text:tab/>retrait : [Mine] × int → [Mine]</text:p>
      <text:p text:style-name="P12"><text:tab/><text:tab/>pre retrait(M,s) require ¬estLaminee(M) ∧ s&gt;0</text:p>
      <text:p text:style-name="P12"><text:tab/>acceuil : [Mine] → [Mine]</text:p>
      <text:p text:style-name="P12"><text:tab/><text:tab/>pre acceuil(M) require ¬abandoned(M)</text:p>
      <text:p text:style-name="P12"><text:tab/>abandoned : [Mine] → [Mine]</text:p>
      <text:p text:style-name="P12"><text:tab/><text:tab/> pre abandoned(M) require ¬estAbandonne()</text:p>
      <text:p text:style-name="P12"><text:tab/><text:tab/></text:p>
      <text:p text:style-name="P12">Observations :</text:p>
      <text:p text:style-name="P12"><text:tab/>[invariants]</text:p>
      <text:p text:style-name="P12"><text:tab/>estLaminee(M) min = orRestant(M) ≤ 0</text:p>
      <text:p text:style-name="P12"><text:tab/>estAbandonnee(M) min = abandonCompteur = 51</text:p>
      <text:p text:style-name="P12"><text:tab/>0 ≤abandonCompteur(M)≤ 51</text:p>
      <text:p text:style-name="P12"><text:tab/></text:p>
      <text:p text:style-name="P12"><text:tab/>[init]</text:p>
      <text:p text:style-name="P12"><text:tab/>largeur(init(l,h))=l</text:p>
      <text:p text:style-name="P12"><text:tab/>hauteur(init(l,h))=h</text:p>
      <text:p text:style-name="P12"><text:tab/>orRestant(init(l,h))=51</text:p>
      <text:p text:style-name="P12"><text:tab/>abandonCompteur(init(l,h))=51</text:p>
      <text:p text:style-name="P12"><text:tab/></text:p>
      <text:p text:style-name="P12"><text:tab/>[retrait]</text:p>
      <text:p text:style-name="P12"><text:tab/>orRestant(retrait(M,s))=orRestant(M)-s</text:p>
      <text:p text:style-name="P12"><text:tab/>abandonCompteur(retrait(M,s))=abandonCompteur(M)</text:p>
      <text:p text:style-name="P12"><text:tab/>estAbandonnee(retrait(M,s))= estAbandonnee(V)@pre <text:s/></text:p>
      <text:p text:style-name="P12"><text:tab/>estLaminee(retrait(M,s))= estLaminee(V)@pre <text:s text:c="7"/></text:p>
      <text:p text:style-name="P12"><text:tab/></text:p>
      <text:p text:style-name="P12"><text:tab/>[acceuil]</text:p>
      <text:p text:style-name="P12"><text:tab/>orRestant(acceuil(M))=orRestant(M)</text:p>
      <text:p text:style-name="P12"><text:tab/>abandonCompteur(accueil(M))=0</text:p>
      <text:p text:style-name="P12"><text:tab/></text:p>
      <text:p text:style-name="P12"><text:tab/>[abandoned]</text:p>
      <text:p text:style-name="P12"><text:tab/>orRestant(abandoned(M))=orRestant(M)</text:p>
      <text:p text:style-name="P12"><text:tab/>abandonCompteur(abandoned(M))=abandonCompteur()+1</text:p>
      <text:p text:style-name="P12"/>
      <text:p text:style-name="P12"><text:tab/></text:p>
      <text:p text:style-name="P1"/>
      <text:p text:style-name="P52"><text:span text:style-name="T12">service</text:span><text:span text:style-name="T2"> : </text:span><text:span text:style-name="T9">Route</text:span></text:p>
      <text:p text:style-name="P47">observators :</text:p>
      <text:p text:style-name="P47"><text:tab/>const largeur : [<text:span text:style-name="T54">Route</text:span>] → int</text:p>
      <text:p text:style-name="P47"><text:tab/>const hauteur : [<text:span text:style-name="T54">Route</text:span>] → int</text:p>
      <text:p text:style-name="P47"><text:tab/>const <text:span text:style-name="T55">posx</text:span> : [<text:span text:style-name="T54">Route</text:span>] -&gt; int</text:p>
      <text:p text:style-name="P54"><text:span text:style-name="T2"><text:tab/>const </text:span><text:span text:style-name="T10">posy</text:span><text:span text:style-name="T2"> : [</text:span><text:span text:style-name="T9">Route</text:span><text:span text:style-name="T2">] -&gt; int</text:span></text:p>
      <text:p text:style-name="P47"><text:tab/><text:span text:style-name="T54">const mult : [Route] -&gt; int</text:span><text:tab/></text:p>
      <text:p text:style-name="P47"/>
      <text:p text:style-name="P47">Constructors :</text:p>
      <text:p text:style-name="P47"><text:tab/>init : <text:span text:style-name="T54">int x int x </text:span>int × int → [<text:span text:style-name="T54">Route</text:span>]</text:p>
      <text:p text:style-name="P47"><text:tab/><text:tab/>pre init(<text:span text:style-name="T54">x,y, </text:span>largeur,hauteur, <text:span text:style-name="T54">mult</text:span>) require </text:p>
      <text:p text:style-name="P47"><text:tab/><text:tab/><text:tab/>largeur % 2=1 ∧ </text:p>
      <text:p text:style-name="P47"><text:tab/><text:tab/><text:tab/>hauteur % 2=1 ∧</text:p>
      <text:p text:style-name="P47"><text:tab/><text:tab/><text:tab/><text:span text:style-name="T54">0 &lt;= posx &lt;= largeur ∧</text:span></text:p>
      <text:p text:style-name="P47"><text:tab/><text:tab/><text:tab/><text:span text:style-name="T54">0 &lt;= posy &lt;= hauteur ∧</text:span></text:p>
      <text:p text:style-name="P47"><text:tab/><text:tab/><text:tab/><text:span text:style-name="T54">mult</text:span></text:p>
      <text:p text:style-name="P47"><text:tab/><text:tab/></text:p>
      <text:p text:style-name="P47">Operators :</text:p>
      <text:p text:style-name="P47"><text:tab/>//</text:p>
      <text:p text:style-name="P47"/>
      <text:p text:style-name="P47">Observations :</text:p>
      <text:p text:style-name="P47"><text:tab/>[init]</text:p>
      <text:p text:style-name="P48"><text:tab/><text:span text:style-name="T55">posx</text:span>(init(<text:span text:style-name="T55">x,y,</text:span>l,h,<text:span text:style-name="T55">m</text:span>))=<text:span text:style-name="T55">x</text:span></text:p>
      <text:p text:style-name="P48"><text:tab/><text:span text:style-name="T55">posy</text:span>(init(<text:span text:style-name="T55">x,y,</text:span>l,h,<text:span text:style-name="T55">m</text:span>))=<text:span text:style-name="T55">y</text:span></text:p>
      <text:p text:style-name="P47"><text:tab/>largeur(init(<text:span text:style-name="T55">x,y,</text:span>l,h,<text:span text:style-name="T55">m</text:span>))=<text:span text:style-name="T55">l</text:span></text:p>
      <text:p text:style-name="P47"><text:tab/>hauteur(init(<text:span text:style-name="T55">x,y,</text:span>l,h,<text:span text:style-name="T55">m</text:span>))=h</text:p>
      <text:p text:style-name="P48"><text:tab/><text:span text:style-name="T55">mult</text:span>(init(<text:span text:style-name="T55">x,y,</text:span>l,h,<text:span text:style-name="T55">m</text:span>))=<text:span text:style-name="T55">m</text:span></text:p>
      <text:p text:style-name="P53"><text:span text:style-name="T12">service</text:span><text:span text:style-name="T2"> : </text:span><text:span text:style-name="T11"><text:s/></text:span><text:span text:style-name="T9">Mouraille</text:span></text:p>
      <text:p text:style-name="P49">observators :</text:p>
      <text:p text:style-name="P49"><text:tab/>const largeur : [<text:span text:style-name="T54">Mouraille</text:span>] → int</text:p>
      <text:p text:style-name="P49"><text:tab/>const hauteur : [<text:span text:style-name="T54">Mouraille</text:span>] → int</text:p>
      <text:p text:style-name="P49"><text:tab/>const <text:span text:style-name="T55">posx</text:span> : [<text:span text:style-name="T54">Mouraille</text:span>] →<text:span text:style-name="T56"> </text:span>int</text:p>
      <text:p text:style-name="P55"><text:span text:style-name="T2"><text:tab/>const </text:span><text:span text:style-name="T10">posy</text:span><text:span text:style-name="T2"> : [</text:span><text:span text:style-name="T9">Mouraille</text:span><text:span text:style-name="T2">] →</text:span><text:span text:style-name="T11"> </text:span><text:span text:style-name="T2"><text:s/>int</text:span></text:p>
      <text:p text:style-name="P49"><text:tab/><text:span text:style-name="T54">const poit : [Mouraille] → <text:s/>int</text:span><text:tab/></text:p>
      <text:p text:style-name="P49"><text:tab/><text:span text:style-name="T59">pointsDeVie : [</text:span><text:span text:style-name="T60">Mouraille</text:span><text:span text:style-name="T59">] → int</text:span></text:p>
      <text:p text:style-name="P49"><text:tab/><text:span text:style-name="T56">estDetruite : [Mouraille] → boolean</text:span></text:p>
      <text:p text:style-name="P49"/>
      <text:p text:style-name="P49">Constructors :</text:p>
      <text:p text:style-name="P49"><text:tab/>init : <text:span text:style-name="T54">int x int x </text:span>int × int → [<text:span text:style-name="T54">Mouraille</text:span>]</text:p>
      <text:p text:style-name="P49"><text:tab/><text:tab/>pre init(<text:span text:style-name="T54">x,y, </text:span>largeur,hauteur, <text:span text:style-name="T56">pv</text:span>) require </text:p>
      <text:p text:style-name="P49"><text:tab/><text:tab/><text:tab/>largeur % 2=1 ∧ </text:p>
      <text:p text:style-name="P49"><text:tab/><text:tab/><text:tab/>hauteur % 2=1 ∧</text:p>
      <text:p text:style-name="P49"><text:tab/><text:tab/><text:tab/><text:span text:style-name="T54">0 &lt;= posx &lt;= largeur ∧</text:span></text:p>
      <text:p text:style-name="P49"><text:tab/><text:tab/><text:tab/><text:span text:style-name="T54">0 &lt;= posy &lt;= hauteur ∧</text:span></text:p>
      <text:p text:style-name="P49"><text:tab/><text:tab/><text:tab/><text:span text:style-name="T56">pv &gt; 0</text:span></text:p>
      <text:p text:style-name="P49"><text:tab/><text:tab/></text:p>
      <text:p text:style-name="P49">Operators :</text:p>
      <text:p text:style-name="P49"><text:tab/></text:p>
      <text:p text:style-name="P49"><text:tab/><text:tab/></text:p>
      <text:p text:style-name="P49"/>
      <text:p text:style-name="P49">Observations :</text:p>
      <text:p text:style-name="P49"><text:tab/><text:span text:style-name="T52">[invariants]</text:span></text:p>
      <text:p text:style-name="P50"><text:tab/><text:span text:style-name="T56">estDetruite</text:span>(<text:span text:style-name="T56">M</text:span>) min = pointsDeVie(<text:span text:style-name="T56">M</text:span>) ≤ 0</text:p>
      <text:p text:style-name="P50"/>
      <text:p text:style-name="P49"><text:tab/><text:span text:style-name="T53">[init]</text:span></text:p>
      <text:p text:style-name="P49"><text:tab/><text:span text:style-name="T55">posx</text:span>(init(<text:span text:style-name="T55">x,y,</text:span>l,h,<text:span text:style-name="T56">pv</text:span>))=<text:span text:style-name="T55">x</text:span></text:p>
      <text:p text:style-name="P49"><text:tab/><text:span text:style-name="T55">posy</text:span>(init(<text:span text:style-name="T55">x,y,</text:span>l,h,<text:span text:style-name="T56">pv</text:span>))=<text:span text:style-name="T55">y</text:span></text:p>
      <text:p text:style-name="P49"><text:tab/>largeur(init(<text:span text:style-name="T55">x,y,</text:span>l,h,<text:span text:style-name="T56">pv</text:span>))=<text:span text:style-name="T55">l</text:span></text:p>
      <text:p text:style-name="P49"><text:tab/>hauteur(init(<text:span text:style-name="T55">x,y,</text:span>l,h,<text:span text:style-name="T56">pv</text:span>))=h</text:p>
      <text:p text:style-name="P49"><text:tab/><text:span text:style-name="T59">pointsDeVie</text:span>(init(<text:span text:style-name="T55">x,y,</text:span>l,h,<text:span text:style-name="T56">pv</text:span>))=<text:span text:style-name="T56">p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1H20S</meta:editing-duration>
    <meta:editing-cycles>11</meta:editing-cycles>
    <meta:generator>LibreOffice/4.3.3.2$Linux_X86_64 LibreOffice_project/430m0$Build-2</meta:generator>
    <dc:date>2015-04-28T13:05:27.584926835</dc:date>
    <meta:document-statistic meta:table-count="0" meta:image-count="0" meta:object-count="0" meta:page-count="7" meta:paragraph-count="266" meta:word-count="959" meta:character-count="8987" meta:non-whitespace-character-count="7758"/>
  </office:meta>
</office:document-meta>
</file>